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8c0ed" officeooo:paragraph-rsid="0018c0ed"/>
    </style:style>
    <style:style style:name="P2" style:family="paragraph" style:parent-style-name="Standard">
      <style:text-properties officeooo:rsid="0019797d" officeooo:paragraph-rsid="0019797d"/>
    </style:style>
    <style:style style:name="P3" style:family="paragraph" style:parent-style-name="Standard">
      <style:text-properties officeooo:rsid="001a8808" officeooo:paragraph-rsid="001a8808"/>
    </style:style>
    <style:style style:name="T1" style:family="text">
      <style:text-properties officeooo:rsid="0019797d"/>
    </style:style>
    <style:style style:name="T2" style:family="text">
      <style:text-properties officeooo:rsid="001a880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ite Rp contre equinox</text:p>
      <text:p text:style-name="P1"/>
      <text:p text:style-name="P1">- Befl-it doit se convaincre qu affronter equinox est futile, il doit s excuser a la fois pour son pays dont il n as pas su satisfaire les attentes mais aussi de son orgueil.</text:p>
      <text:p text:style-name="P1">A la fin du combat, les joueurs sont ramenés sur l ancien champ de bataille et retrouvent 50% de vie / mana / all symbiose.</text:p>
      <text:p text:style-name="P1">Néanmoins, la chariolle et le bébé pahol manquent à l'appel. Ils retrouvent aussi un pic avec une lettre leurs étant adressé.</text:p>
      <text:p text:style-name="P1">Ils doivent remettre fei a un assassins en échange de la cariolle et du pahol au sud de la capital dwaln., dépassé le délais de 3 jours, le pahol mourra et il reprendra sa chasse a l'homme.</text:p>
      <text:p text:style-name="P1"/>
      <text:p text:style-name="P1">Option1 – les joueurs vont au rdv et acceptent le marché, l'assassin met fei dans une cage et pars avec.</text:p>
      <text:p text:style-name="P1">Options2 – les joueurs vont au rdv et attaquent l'assassin.</text:p>
      <text:p text:style-name="P1">Stats de l'assassin: Vie: 60Pv, dext:<text:span text:style-name="T1">50</text:span>, force:<text:span text:style-name="T1">8</text:span>, init:25,sym :8 ;(tire d'abord a l'arc) puis atk cac.(fei priorité)--<text:span text:style-name="T2">&gt; si l 'assassin ne meurt pas au bout de 3 tours, il s echappe</text:span></text:p>
      <text:p text:style-name="P1"/>
      <text:p text:style-name="P1">A la fin, si l'assassin ne meurt pas, il y a peu de chance de recolter des inos.</text:p>
      <text:p text:style-name="P1">Si fouille: Ils trouvent un parchemin indiquant que la future cheffe de famille doit etre livré au seigneur <text:span text:style-name="T1">Dwirdun. Elle sera ensuite exécutée avec le reste de sa famille.</text:span></text:p>
      <text:p text:style-name="P1"/>
      <text:p text:style-name="P1"/>
      <text:p text:style-name="P1"/>
      <text:p text:style-name="P1"/>
      <text:p text:style-name="P1"/>
      <text:p text:style-name="P2">Suite de l'option1: Fei est amené face au chef de la famille, elle est ensuite envoyée en tole avec sa famille, ils seront exécuté le jour suivant, le frére de fei et des revolutionnaires tenterons de les liberer, mais gardes+boss les butent.</text:p>
      <text:p text:style-name="P2"/>
      <text:p text:style-name="P2">Suite de l'option2: Les joueurs parviennent a savoir ou se cache le chef de famille et l'attaquent, les gardes et les revolutionnaires se combattent pdt que le frére(et son Yrfrsrsss) + l'equipe se bat contre boss.</text:p>
      <text:p text:style-name="P2"/>
      <text:p text:style-name="P3">Le frere arrive et dis a sa soeur, "nous sommes en train de delivrer pére et mére, il ne nous reste plus qu a prendre la tête de ce monstre!"</text:p>
      <text:p text:style-name="P2"/>
      <text:p text:style-name="P2"/>
      <text:p text:style-name="P2">Skaldar se prend une branlée et son pére arrive pour la guider :</text:p>
      <text:p text:style-name="P2">"<text:span text:style-name="T2">S</text:span>kaldar, souviens toi, la hache fend l'arbre pour l'abatre mais la pioche forge l'ame des nains.</text:p>
      <text:p text:style-name="P3">Ne vis pas dans le passé et la vengeance mais pour le futur de toi et tes amis</text:p>
      <text:p text:style-name="P2">Pense a la pioche skaldar, car la pioche de ploit pas <text:span text:style-name="T2">et a tes bottes skaldar, elles meritent leurs places sur son front</text:span> "</text:p>
      <text:p text:style-name="P1"/>
      <text:p text:style-name="P1"/>
      <text:p text:style-name="P3">Si les joueurs ne tuent pas l'assassin et qu il arrive a s'echapper, il tue le frére a la fin.</text:p>
      <text:p text:style-name="P3">Le frere confie a fei son yrfrsrss et le role d'un jour revenir et prendre les rennes de la mais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M3S</meta:editing-duration>
    <meta:editing-cycles>3</meta:editing-cycles>
    <meta:generator>LibreOffice/5.4.1.2$Windows_x86 LibreOffice_project/ea7cb86e6eeb2bf3a5af73a8f7777ac570321527</meta:generator>
    <dc:date>2018-03-05T21:23:20.984000000</dc:date>
    <meta:document-statistic meta:table-count="0" meta:image-count="0" meta:object-count="0" meta:page-count="1" meta:paragraph-count="19" meta:word-count="447" meta:character-count="2380" meta:non-whitespace-character-count="1951"/>
    <meta:user-defined meta:name="Info 1"/>
    <meta:user-defined meta:name="Info 2"/>
    <meta:user-defined meta:name="Info 3"/>
    <meta:user-defined meta:name="Info 4"/>
  </office:meta>
</office:document-meta>
</file>